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4b56" officeooo:paragraph-rsid="000b4b56"/>
    </style:style>
    <style:style style:name="P2" style:family="paragraph" style:parent-style-name="Standard">
      <style:text-properties officeooo:paragraph-rsid="000b4b56"/>
    </style:style>
    <style:style style:name="P3" style:family="paragraph" style:parent-style-name="Standard">
      <style:text-properties officeooo:rsid="000c06e3" officeooo:paragraph-rsid="000c06e3"/>
    </style:style>
    <style:style style:name="P4" style:family="paragraph" style:parent-style-name="Standard">
      <style:text-properties officeooo:rsid="000c84ac" officeooo:paragraph-rsid="000c84ac"/>
    </style:style>
    <style:style style:name="P5" style:family="paragraph" style:parent-style-name="Standard">
      <style:text-properties officeooo:paragraph-rsid="000c06e3"/>
    </style:style>
    <style:style style:name="P6" style:family="paragraph" style:parent-style-name="Standard">
      <style:text-properties officeooo:rsid="000fb9c0" officeooo:paragraph-rsid="000fb9c0"/>
    </style:style>
    <style:style style:name="P7" style:family="paragraph" style:parent-style-name="Standard">
      <style:text-properties officeooo:rsid="0010918f" officeooo:paragraph-rsid="0010918f"/>
    </style:style>
    <style:style style:name="P8" style:family="paragraph" style:parent-style-name="Standard">
      <style:text-properties officeooo:rsid="0010f02e" officeooo:paragraph-rsid="0010f02e"/>
    </style:style>
    <style:style style:name="P9" style:family="paragraph" style:parent-style-name="Standard">
      <style:text-properties officeooo:rsid="00135f56" officeooo:paragraph-rsid="00135f56"/>
    </style:style>
    <style:style style:name="P10" style:family="paragraph" style:parent-style-name="Standard">
      <style:text-properties officeooo:rsid="00151751" officeooo:paragraph-rsid="00151751"/>
    </style:style>
    <style:style style:name="P11" style:family="paragraph" style:parent-style-name="Standard">
      <style:text-properties officeooo:rsid="00160c39" officeooo:paragraph-rsid="00160c39"/>
    </style:style>
    <style:style style:name="P12" style:family="paragraph" style:parent-style-name="Standard">
      <style:text-properties officeooo:rsid="00169cd7" officeooo:paragraph-rsid="00169cd7"/>
    </style:style>
    <style:style style:name="P13" style:family="paragraph" style:parent-style-name="Standard">
      <style:text-properties officeooo:rsid="00151751" officeooo:paragraph-rsid="00151751"/>
    </style:style>
    <style:style style:name="P14" style:family="paragraph" style:parent-style-name="Standard">
      <style:text-properties officeooo:rsid="00160c39" officeooo:paragraph-rsid="00160c39"/>
    </style:style>
    <style:style style:name="P15" style:family="paragraph" style:parent-style-name="Standard">
      <style:text-properties officeooo:rsid="00160c39" officeooo:paragraph-rsid="001a24f4"/>
    </style:style>
    <style:style style:name="P16" style:family="paragraph" style:parent-style-name="Standard">
      <style:text-properties officeooo:rsid="00169cd7" officeooo:paragraph-rsid="00169cd7"/>
    </style:style>
    <style:style style:name="P17" style:family="paragraph" style:parent-style-name="Standard">
      <style:text-properties fo:font-weight="bold" officeooo:rsid="00178c09" officeooo:paragraph-rsid="00178c09" style:font-weight-asian="bold" style:font-weight-complex="bold"/>
    </style:style>
    <style:style style:name="P18" style:family="paragraph" style:parent-style-name="Standard">
      <style:text-properties fo:font-weight="bold" officeooo:rsid="001a24f4" officeooo:paragraph-rsid="001a24f4" style:font-weight-asian="bold" style:font-weight-complex="bold"/>
    </style:style>
    <style:style style:name="P19" style:family="paragraph" style:parent-style-name="Standard">
      <style:text-properties fo:font-weight="bold" officeooo:paragraph-rsid="001a24f4"/>
    </style:style>
    <style:style style:name="P20" style:family="paragraph" style:parent-style-name="Standard">
      <style:text-properties officeooo:rsid="001a24f4" officeooo:paragraph-rsid="001a24f4"/>
    </style:style>
    <style:style style:name="P21" style:family="paragraph" style:parent-style-name="Standard">
      <style:text-properties officeooo:rsid="001a9479" officeooo:paragraph-rsid="001a9479"/>
    </style:style>
    <style:style style:name="P22" style:family="paragraph" style:parent-style-name="Standard">
      <style:text-properties officeooo:rsid="001c1b22" officeooo:paragraph-rsid="001c1b22"/>
    </style:style>
    <style:style style:name="P23" style:family="paragraph" style:parent-style-name="Standard">
      <style:text-properties officeooo:paragraph-rsid="001c1b22"/>
    </style:style>
    <style:style style:name="P24" style:family="paragraph" style:parent-style-name="Standard">
      <style:text-properties officeooo:rsid="001ddf38" officeooo:paragraph-rsid="001ddf38"/>
    </style:style>
    <style:style style:name="P25" style:family="paragraph" style:parent-style-name="Standard">
      <style:text-properties fo:font-size="14pt" officeooo:rsid="00160c39" officeooo:paragraph-rsid="001a24f4" style:font-size-asian="14pt" style:font-size-complex="14pt"/>
    </style:style>
    <style:style style:name="P26" style:family="paragraph" style:parent-style-name="Standard">
      <style:text-properties fo:font-size="14pt" officeooo:rsid="001ddf38" officeooo:paragraph-rsid="001ddf38" style:font-size-asian="14pt" style:font-size-complex="14pt"/>
    </style:style>
    <style:style style:name="P27" style:family="paragraph" style:parent-style-name="Standard">
      <style:text-properties fo:font-size="14pt" officeooo:rsid="001c1b22" officeooo:paragraph-rsid="001c1b22" style:font-size-asian="14pt" style:font-size-complex="14pt"/>
    </style:style>
    <style:style style:name="P28" style:family="paragraph" style:parent-style-name="Standard">
      <style:text-properties fo:font-size="14pt" officeooo:rsid="001a9479" officeooo:paragraph-rsid="001a9479" style:font-size-asian="14pt" style:font-size-complex="14pt"/>
    </style:style>
    <style:style style:name="P29" style:family="paragraph" style:parent-style-name="Standard">
      <style:text-properties fo:font-size="14pt" officeooo:rsid="001a24f4" officeooo:paragraph-rsid="001a24f4" style:font-size-asian="14pt" style:font-size-complex="14pt"/>
    </style:style>
    <style:style style:name="P30" style:family="paragraph" style:parent-style-name="Standard">
      <style:text-properties fo:font-size="14pt" officeooo:rsid="001f15dc" officeooo:paragraph-rsid="001f15dc" style:font-size-asian="14pt" style:font-size-complex="14pt"/>
    </style:style>
    <style:style style:name="P31" style:family="paragraph" style:parent-style-name="Standard">
      <style:text-properties officeooo:rsid="001f15dc" officeooo:paragraph-rsid="001f15dc"/>
    </style:style>
    <style:style style:name="T1" style:family="text">
      <style:text-properties officeooo:rsid="000b4b56"/>
    </style:style>
    <style:style style:name="T2" style:family="text">
      <style:text-properties officeooo:rsid="000c06e3"/>
    </style:style>
    <style:style style:name="T3" style:family="text">
      <style:text-properties officeooo:rsid="000c84ac"/>
    </style:style>
    <style:style style:name="T4" style:family="text">
      <style:text-properties officeooo:rsid="000d2969"/>
    </style:style>
    <style:style style:name="T5" style:family="text">
      <style:text-properties officeooo:rsid="0010918f"/>
    </style:style>
    <style:style style:name="T6" style:family="text">
      <style:text-properties officeooo:rsid="00169cd7"/>
    </style:style>
    <style:style style:name="T7" style:family="text">
      <style:text-properties officeooo:rsid="001a24f4"/>
    </style:style>
    <style:style style:name="T8" style:family="text">
      <style:text-properties fo:font-variant="normal" fo:text-transform="none" fo:color="#202124" loext:opacity="100%" style:font-name="inherit" fo:font-size="21pt" fo:letter-spacing="normal" fo:language="es" fo:country="ES" fo:font-style="normal" fo:font-weight="normal"/>
    </style:style>
    <style:style style:name="T9" style:family="text">
      <style:text-properties officeooo:rsid="001a24f4" style:font-weight-asian="bold" style:font-weight-complex="bold"/>
    </style:style>
    <style:style style:name="T10" style:family="text">
      <style:text-properties officeooo:rsid="001a9479"/>
    </style:style>
    <style:style style:name="T11" style:family="text">
      <style:text-properties officeooo:rsid="001c1b22"/>
    </style:style>
    <style:style style:name="T12" style:family="text">
      <style:text-properties officeooo:rsid="001ddf38"/>
    </style:style>
    <style:style style:name="T13" style:family="text">
      <style:text-properties officeooo:rsid="001e19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g6.ej2.</text:p>
      <text:p text:style-name="P2"><text:span text:style-name="T1">1. provider,</text:span><text:span text:style-name="T2">supplier</text:span></text:p>
      <text:p text:style-name="P2"><text:span text:style-name="T1">2.</text:span><text:span text:style-name="T2">manufacturers</text:span></text:p>
      <text:p text:style-name="P3">3. <text:span text:style-name="T3">production facilities</text:span></text:p>
      <text:p text:style-name="P3">4.products</text:p>
      <text:p text:style-name="P5"><text:span text:style-name="T2">5.</text:span><text:span text:style-name="T4">cloud</text:span></text:p>
      <text:p text:style-name="P3">6.clients</text:p>
      <text:p text:style-name="P3">7.<text:span text:style-name="T3">launch</text:span></text:p>
      <text:p text:style-name="P4"/>
      <text:p text:style-name="P4">ej3.</text:p>
      <text:p text:style-name="P4">1.</text:p>
      <text:p text:style-name="P4">2.IBGroup,Digitial word</text:p>
      <text:p text:style-name="P4">3.Futachiba</text:p>
      <text:p text:style-name="P4">4.Digital worls</text:p>
      <text:p text:style-name="P4">5.IBgroup</text:p>
      <text:p text:style-name="P1"/>
      <text:p text:style-name="P1">pag7.Ej6.</text:p>
      <text:p text:style-name="P6">Does your company do?</text:p>
      <text:p text:style-name="P1"/>
      <text:p text:style-name="P6">Who are your costumers?</text:p>
      <text:p text:style-name="P1"/>
      <text:p text:style-name="P6">Does your company produce any hardware?</text:p>
      <text:p text:style-name="P1"/>
      <text:p text:style-name="P6">What are your fu<text:span text:style-name="T5">t</text:span>ure plans?</text:p>
      <text:p text:style-name="P1"/>
      <text:p text:style-name="P7">Do you want to come?</text:p>
      <text:p text:style-name="P7"/>
      <text:p text:style-name="P7">Pag8ej2</text:p>
      <text:p text:style-name="P7">dont drink near the computer</text:p>
      <text:p text:style-name="P7">dont to use the phone</text:p>
      <text:p text:style-name="P7">obligatory to switch off the monitor</text:p>
      <text:p text:style-name="P8">ej3.</text:p>
      <text:p text:style-name="P8">1.staff</text:p>
      <text:p text:style-name="P8">2.secure/security</text:p>
      <text:p text:style-name="P8">3.data</text:p>
      <text:p text:style-name="P8">4.passwords</text:p>
      <text:p text:style-name="P8">5.network</text:p>
      <text:p text:style-name="P8">6.alphanumeric</text:p>
      <text:p text:style-name="P8">7.characters</text:p>
      <text:p text:style-name="P8">8.colleagues</text:p>
      <text:p text:style-name="P8">pag11.1</text:p>
      <text:p text:style-name="P9">1.supplies</text:p>
      <text:p text:style-name="P9">2.service centres</text:p>
      <text:p text:style-name="P9">3.provide</text:p>
      <text:p text:style-name="P9">4.spreadsheet and databases</text:p>
      <text:p text:style-name="P9">5.launched</text:p>
      <text:p text:style-name="P9">6.client</text:p>
      <text:p text:style-name="P9">7.installing</text:p>
      <text:p text:style-name="P9">8.maintaining</text:p>
      <text:p text:style-name="P9">9.diagnoising</text:p>
      <text:p text:style-name="P9">10.from time to time</text:p>
      <text:p text:style-name="P10"/>
      <text:p text:style-name="P10"><text:soft-page-break/>pag10.ej3.</text:p>
      <text:p text:style-name="P10">1.upgrading new version of windows</text:p>
      <text:p text:style-name="P10">2.won’t run because they are too old</text:p>
      <text:p text:style-name="P10">3.buy more memory</text:p>
      <text:p text:style-name="P10">4.they already full</text:p>
      <text:p text:style-name="P10">5.replacing 4 computers</text:p>
      <text:p text:style-name="P10">6.ulrik’s suggestion</text:p>
      <text:p text:style-name="P10"/>
      <text:p text:style-name="P11"/>
      <text:p text:style-name="P11"/>
      <text:p text:style-name="P11">pag14.ej2 </text:p>
      <text:p text:style-name="P11">a l f g b k j c i e d h</text:p>
      <text:p text:style-name="P11">pag14.ej3</text:p>
      <text:p text:style-name="P11">1<text:span text:style-name="T6">b</text:span> 2<text:span text:style-name="T6">f</text:span> 3<text:span text:style-name="T6">a</text:span> 4<text:span text:style-name="T6">e</text:span> 5d 6<text:span text:style-name="T6">c</text:span> 7<text:span text:style-name="T6">d</text:span></text:p>
      <text:p text:style-name="P11"/>
      <text:p text:style-name="P12">presentacion(1<text:span text:style-name="T13">8</text:span>hablar):</text:p>
      <text:p text:style-name="P12">-pregunta incinal, indice, presnmtacion, resumen vocabulario utlizado, recordatorio/quiz</text:p>
      <text:p text:style-name="P12"/>
      <text:p text:style-name="P12">-</text:p>
      <text:p text:style-name="P12">-</text:p>
      <text:p text:style-name="P12">-</text:p>
      <text:p text:style-name="P12">-</text:p>
      <text:p text:style-name="P12"/>
      <text:p text:style-name="P12"/>
      <text:p text:style-name="P12"/>
      <text:p text:style-name="P17">lunes 22 nov examen ///// <text:span text:style-name="T11">8 presentacion</text:span></text:p>
      <text:p text:style-name="P18">storage almacenamiento</text:p>
      <text:p text:style-name="P18">components componentes</text:p>
      <text:p text:style-name="P19"><text:span text:style-name="T9">peripherals </text:span><text:bookmark text:name="tw-target-text-masculine"/><text:span text:style-name="T8">periféricos</text:span></text:p>
      <text:p text:style-name="P18"/>
      <text:p text:style-name="P12"/>
      <text:p text:style-name="P25">pag12.ej2.</text:p>
      <text:p text:style-name="P15">1.s</text:p>
      <text:p text:style-name="P15">2.s</text:p>
      <text:p text:style-name="P15">3.p</text:p>
      <text:p text:style-name="P15">4.<text:span text:style-name="T7">c</text:span></text:p>
      <text:p text:style-name="P15">5.<text:span text:style-name="T7">p</text:span></text:p>
      <text:p text:style-name="P15">6.<text:span text:style-name="T7">c</text:span></text:p>
      <text:p text:style-name="P15">7.<text:span text:style-name="T7">p</text:span></text:p>
      <text:p text:style-name="P15">8.<text:span text:style-name="T7">s</text:span></text:p>
      <text:p text:style-name="P15">9.<text:span text:style-name="T7">p</text:span></text:p>
      <text:p text:style-name="P15">10.<text:span text:style-name="T7">c</text:span></text:p>
      <text:p text:style-name="P15">11.<text:span text:style-name="T7">p</text:span></text:p>
      <text:p text:style-name="P15">12.<text:span text:style-name="T7">p</text:span></text:p>
      <text:p text:style-name="P15"/>
      <text:p text:style-name="P15"/>
      <text:p text:style-name="P29">ej4</text:p>
      <text:p text:style-name="P20">1<text:span text:style-name="T10">tera</text:span></text:p>
      <text:p text:style-name="P20">2</text:p>
      <text:p text:style-name="P20">3giga</text:p>
      <text:p text:style-name="P20">4kilo</text:p>
      <text:p text:style-name="P20"><text:soft-page-break/>5<text:span text:style-name="T10">nano</text:span></text:p>
      <text:p text:style-name="P20">6micro</text:p>
      <text:p text:style-name="P20">7mega</text:p>
      <text:p text:style-name="P20">8<text:span text:style-name="T10">quad</text:span></text:p>
      <text:p text:style-name="P20">9<text:span text:style-name="T10">dual</text:span></text:p>
      <text:p text:style-name="P20"/>
      <text:p text:style-name="P20"/>
      <text:p text:style-name="P26">3.</text:p>
      <text:p text:style-name="P24">a-micro</text:p>
      <text:p text:style-name="P24">b-dimm slot</text:p>
      <text:p text:style-name="P24">c-sata</text:p>
      <text:p text:style-name="P24">d-graphics card socket</text:p>
      <text:p text:style-name="P24">e-audio</text:p>
      <text:p text:style-name="P24">f-ethernet</text:p>
      <text:p text:style-name="P24">g-usb</text:p>
      <text:p text:style-name="P24"/>
      <text:p text:style-name="P24"/>
      <text:p text:style-name="P27">pag16 ej1</text:p>
      <text:p text:style-name="P22">1.for make homework, listen music, watch videos, play videogames, search information</text:p>
      <text:p text:style-name="P22">2.audio is used in my list to watch videos, like graphics in a game and images and video too</text:p>
      <text:p text:style-name="P23"><text:span text:style-name="T11">3.audio to hear music and to watch videos, graphics for all timeswhen u start the computer, images to watch </text:span><text:span text:style-name="T12">photos</text:span><text:span text:style-name="T11"> and video to watch videos like i put</text:span></text:p>
      <text:p text:style-name="P23"/>
      <text:p text:style-name="P23"/>
      <text:p text:style-name="P27">ej2.</text:p>
      <text:p text:style-name="P22">1speakers</text:p>
      <text:p text:style-name="P22">2projector</text:p>
      <text:p text:style-name="P22">3headphones</text:p>
      <text:p text:style-name="P22">4virtual reality googles</text:p>
      <text:p text:style-name="P22">5microphone</text:p>
      <text:p text:style-name="P22">6video camera</text:p>
      <text:p text:style-name="P22">7webcam</text:p>
      <text:p text:style-name="P22"/>
      <text:p text:style-name="P22"/>
      <text:p text:style-name="P26">ej4.</text:p>
      <text:p text:style-name="P24">She wants to connect the projector to her laptop and she dont know how to put it, so Natasha explains how to switch on.</text:p>
      <text:p text:style-name="P24"/>
      <text:p text:style-name="P24"/>
      <text:p text:style-name="P28">pag17ej5</text:p>
      <text:p text:style-name="P21">1d</text:p>
      <text:p text:style-name="P21">2c</text:p>
      <text:p text:style-name="P21">3b</text:p>
      <text:p text:style-name="P21">4f</text:p>
      <text:p text:style-name="P21">5g</text:p>
      <text:p text:style-name="P21">6a</text:p>
      <text:p text:style-name="P21">7<text:span text:style-name="T12">h</text:span></text:p>
      <text:p text:style-name="P21">8e</text:p>
      <text:p text:style-name="P21">ej6.</text:p>
      <text:p text:style-name="P21">1.<text:span text:style-name="T11">to</text:span></text:p>
      <text:p text:style-name="P21">2.into</text:p>
      <text:p text:style-name="P22"><text:soft-page-break/>3. from</text:p>
      <text:p text:style-name="P22">4. from</text:p>
      <text:p text:style-name="P22"/>
      <text:p text:style-name="P22"/>
      <text:p text:style-name="P30">pag 15 ej 4</text:p>
      <text:p text:style-name="P31">He is looking for information about date</text:p>
      <text:p text:style-name="P31"/>
      <text:p text:style-name="P31"/>
      <text:p text:style-name="P30">ej5</text:p>
      <text:p text:style-name="P31">6-2-5-1-4-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7T08:41:44.873509420</meta:creation-date>
    <dc:date>2021-10-18T10:17:56.529046392</dc:date>
    <meta:editing-duration>PT44M43S</meta:editing-duration>
    <meta:editing-cycles>7</meta:editing-cycles>
    <meta:generator>LibreOffice/7.0.3.1$Linux_X86_64 LibreOffice_project/00$Build-1</meta:generator>
    <meta:document-statistic meta:table-count="0" meta:image-count="0" meta:object-count="0" meta:page-count="4" meta:paragraph-count="128" meta:word-count="317" meta:character-count="1907" meta:non-whitespace-character-count="1717"/>
  </office:meta>
</office:document-meta>
</file>